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785in"/>
    </style:style>
    <style:style style:name="Table1.B" style:family="table-column">
      <style:table-column-properties style:column-width="5.1208in"/>
    </style:style>
    <style:style style:name="Table1.1" style:family="table-row">
      <style:table-row-properties style:min-row-height="0.5972in" fo:keep-together="auto"/>
    </style:style>
    <style:style style:name="Table1.A1" style:family="table-cell">
      <style:table-cell-properties fo:background-color="#99ccff" fo:padding-left="0.0785in" fo:padding-right="0.075in" fo:padding-top="0in" fo:padding-bottom="0in" fo:border="0.5pt solid #000000">
        <style:background-image/>
      </style:table-cell-properties>
    </style:style>
    <style:style style:name="Table1.2" style:family="table-row">
      <style:table-row-properties style:min-row-height="0.1528in" fo:keep-together="auto"/>
    </style:style>
    <style:style style:name="Table1.A2" style:family="table-cell">
      <style:table-cell-properties fo:background-color="#c0c0c0" fo:padding-left="0.0785in" fo:padding-right="0.075in" fo:padding-top="0in" fo:padding-bottom="0in" fo:border="0.5pt solid #000000">
        <style:background-image/>
      </style:table-cell-properties>
    </style:style>
    <style:style style:name="Table1.B2" style:family="table-cell">
      <style:table-cell-properties fo:padding-left="0.0785in" fo:padding-right="0.075in" fo:padding-top="0in" fo:padding-bottom="0in" fo:border="0.5pt solid #000000"/>
    </style:style>
    <style:style style:name="Table1.B3" style:family="table-cell">
      <style:table-cell-properties fo:padding-left="0.0785in" fo:padding-right="0.075in" fo:padding-top="0in" fo:padding-bottom="0in" fo:border="0.5pt solid #000000"/>
    </style:style>
    <style:style style:name="Table1.4" style:family="table-row">
      <style:table-row-properties style:min-row-height="0.3472in" fo:keep-together="auto"/>
    </style:style>
    <style:style style:name="Table1.B4" style:family="table-cell">
      <style:table-cell-properties fo:background-color="#e6e6e6" fo:padding-left="0.0785in" fo:padding-right="0.075in" fo:padding-top="0in" fo:padding-bottom="0in" fo:border="0.5pt solid #000000">
        <style:background-image/>
      </style:table-cell-properties>
    </style:style>
    <style:style style:name="Table2" style:family="table">
      <style:table-properties style:width="6.8458in" fo:margin-left="-0.0785in" fo:margin-top="0in" fo:margin-bottom="0in" fo:break-before="page" table:align="left"/>
    </style:style>
    <style:style style:name="Table2.A" style:family="table-column">
      <style:table-column-properties style:column-width="0.9389in"/>
    </style:style>
    <style:style style:name="Table2.B" style:family="table-column">
      <style:table-column-properties style:column-width="5.9063in"/>
    </style:style>
    <style:style style:name="Table2.1" style:family="table-row">
      <style:table-row-properties fo:keep-together="auto"/>
    </style:style>
    <style:style style:name="Table2.A1" style:family="table-cell">
      <style:table-cell-properties fo:background-color="#d8d8d8"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A3" style:family="table-cell">
      <style:table-cell-properties fo:background-color="#d9d9d9" fo:padding-left="0.0785in" fo:padding-right="0.075in" fo:padding-top="0in" fo:padding-bottom="0in" fo:border="0.5pt solid #000000">
        <style:background-image/>
      </style:table-cell-properties>
    </style:style>
    <style:style style:name="Table2.A4"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A8" style:family="table-cell">
      <style:table-cell-properties fo:padding-left="0.0785in" fo:padding-right="0.075in" fo:padding-top="0in" fo:padding-bottom="0in" fo:border="0.5pt solid #000000"/>
    </style:style>
    <style:style style:name="Table3" style:family="table">
      <style:table-properties style:width="6.8458in" fo:margin-left="-0.0785in" fo:margin-top="0in" fo:margin-bottom="0in" fo:break-before="page" table:align="left"/>
    </style:style>
    <style:style style:name="Table3.A" style:family="table-column">
      <style:table-column-properties style:column-width="0.9389in"/>
    </style:style>
    <style:style style:name="Table3.B" style:family="table-column">
      <style:table-column-properties style:column-width="5.9063in"/>
    </style:style>
    <style:style style:name="Table3.1" style:family="table-row">
      <style:table-row-properties fo:keep-together="auto"/>
    </style:style>
    <style:style style:name="Table3.A1" style:family="table-cell">
      <style:table-cell-properties fo:background-color="#d9d9d9"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0.5pt solid #000000"/>
    </style:style>
    <style:style style:name="Table4" style:family="table">
      <style:table-properties style:width="6.6875in" fo:margin-left="0in" fo:margin-top="0in" fo:margin-bottom="0in" table:align="left"/>
    </style:style>
    <style:style style:name="Table4.A" style:family="table-column">
      <style:table-column-properties style:column-width="2.0938in"/>
    </style:style>
    <style:style style:name="Table4.B" style:family="table-column">
      <style:table-column-properties style:column-width="4.5931in"/>
    </style:style>
    <style:style style:name="Table4.1" style:family="table-row">
      <style:table-row-properties fo:keep-together="auto"/>
    </style:style>
    <style:style style:name="Table4.A1" style:family="table-cell">
      <style:table-cell-properties style:vertical-align="" fo:background-color="#b7b7b7"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5" style:family="table">
      <style:table-properties style:width="6.8458in" fo:margin-left="-0.0785in" fo:margin-top="0in" fo:margin-bottom="0in" fo:break-before="page" table:align="left"/>
    </style:style>
    <style:style style:name="Table5.A" style:family="table-column">
      <style:table-column-properties style:column-width="0.9389in"/>
    </style:style>
    <style:style style:name="Table5.B" style:family="table-column">
      <style:table-column-properties style:column-width="5.9063in"/>
    </style:style>
    <style:style style:name="Table5.1" style:family="table-row">
      <style:table-row-properties fo:keep-together="auto"/>
    </style:style>
    <style:style style:name="Table5.A1" style:family="table-cell">
      <style:table-cell-properties fo:background-color="#d9d9d9"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A6" style:family="table-cell">
      <style:table-cell-properties fo:padding-left="0.0785in" fo:padding-right="0.075in" fo:padding-top="0in" fo:padding-bottom="0in" fo:border="0.5pt solid #000000"/>
    </style:style>
    <style:style style:name="Table5.A8" style:family="table-cell">
      <style:table-cell-properties fo:padding-left="0.0785in" fo:padding-right="0.075in" fo:padding-top="0in" fo:padding-bottom="0in" fo:border="0.5pt solid #000000"/>
    </style:style>
    <style:style style:name="Table6" style:family="table">
      <style:table-properties style:width="6.8458in" fo:margin-left="-0.0785in" fo:margin-top="0in" fo:margin-bottom="0in" fo:break-before="page" table:align="left"/>
    </style:style>
    <style:style style:name="Table6.A" style:family="table-column">
      <style:table-column-properties style:column-width="0.9389in"/>
    </style:style>
    <style:style style:name="Table6.B" style:family="table-column">
      <style:table-column-properties style:column-width="5.9063in"/>
    </style:style>
    <style:style style:name="Table6.1" style:family="table-row">
      <style:table-row-properties fo:keep-together="auto"/>
    </style:style>
    <style:style style:name="Table6.A1" style:family="table-cell">
      <style:table-cell-properties fo:background-color="#d9d9d9" fo:padding-left="0.0785in" fo:padding-right="0.075in" fo:padding-top="0in" fo:padding-bottom="0in" fo:border="0.5pt solid #000000">
        <style:background-image/>
      </style:table-cell-properties>
    </style:style>
    <style:style style:name="Table6.A2"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A6" style:family="table-cell">
      <style:table-cell-properties fo:padding-left="0.0785in" fo:padding-right="0.075in" fo:padding-top="0in" fo:padding-bottom="0in" fo:border="0.5pt solid #000000"/>
    </style:style>
    <style:style style:name="Table6.A8" style:family="table-cell">
      <style:table-cell-properties fo:padding-left="0.0785in" fo:padding-right="0.075in" fo:padding-top="0in" fo:padding-bottom="0in" fo:border="0.5pt solid #000000"/>
    </style:style>
    <style:style style:name="Table7" style:family="table">
      <style:table-properties style:width="6.8458in" fo:margin-left="-0.0785in" fo:margin-top="0in" fo:margin-bottom="0in" fo:break-before="page" table:align="left"/>
    </style:style>
    <style:style style:name="Table7.A" style:family="table-column">
      <style:table-column-properties style:column-width="0.9389in"/>
    </style:style>
    <style:style style:name="Table7.B" style:family="table-column">
      <style:table-column-properties style:column-width="5.9063in"/>
    </style:style>
    <style:style style:name="Table7.1" style:family="table-row">
      <style:table-row-properties fo:keep-together="auto"/>
    </style:style>
    <style:style style:name="Table7.A1" style:family="table-cell">
      <style:table-cell-properties fo:background-color="#d9d9d9" fo:padding-left="0.0785in" fo:padding-right="0.075in" fo:padding-top="0in" fo:padding-bottom="0in" fo:border="0.5pt solid #000000">
        <style:background-image/>
      </style:table-cell-properties>
    </style:style>
    <style:style style:name="Table7.A2" style:family="table-cell">
      <style:table-cell-properties fo:padding-left="0.0785in" fo:padding-right="0.075in" fo:padding-top="0in" fo:padding-bottom="0in" fo:border="0.5pt solid #000000"/>
    </style:style>
    <style:style style:name="Table7.A4" style:family="table-cell">
      <style:table-cell-properties fo:padding-left="0.0785in" fo:padding-right="0.075in" fo:padding-top="0in" fo:padding-bottom="0in" fo:border="0.5pt solid #000000"/>
    </style:style>
    <style:style style:name="Table7.A6" style:family="table-cell">
      <style:table-cell-properties fo:padding-left="0.0785in" fo:padding-right="0.075in" fo:padding-top="0in" fo:padding-bottom="0in" fo:border="0.5pt solid #000000"/>
    </style:style>
    <style:style style:name="P1" style:family="paragraph" style:parent-style-name="Standard">
      <style:paragraph-properties fo:margin-top="0in" fo:margin-bottom="0.139in" loext:contextual-spacing="false" fo:line-height="115%" fo:text-align="start" style:justify-single-word="false" fo:orphans="2" fo:widows="2"/>
    </style:style>
    <style:style style:name="P2" style:family="paragraph" style:parent-style-name="Standard">
      <style:paragraph-properties fo:margin-top="0in" fo:margin-bottom="0.139in" loext:contextual-spacing="false" fo:line-height="100%"/>
    </style:style>
    <style:style style:name="P3"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 style:family="paragraph" style:parent-style-name="Standard">
      <style:paragraph-properties fo:margin-top="0in" fo:margin-bottom="0in" loext:contextual-spacing="false" fo:line-height="115%"/>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left="0.5in" fo:margin-right="0in" fo:margin-top="0in" fo:margin-bottom="0in" loext:contextual-spacing="false" fo:line-height="115%" fo:text-indent="0in" style:auto-text-indent="false"/>
    </style:style>
    <style:style style:name="P7"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8"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15%" fo:text-indent="-0.25in" style:auto-text-indent="false"/>
    </style:style>
    <style:style style:name="P10" style:family="paragraph" style:parent-style-name="Standard" style:list-style-name="WWNum3">
      <style:paragraph-properties fo:margin-left="0.5in" fo:margin-right="0in" fo:margin-top="0in" fo:margin-bottom="0in" loext:contextual-spacing="false" fo:line-height="115%" fo:text-indent="-0.25in" style:auto-text-indent="false"/>
    </style:style>
    <style:style style:name="P11" style:family="paragraph" style:parent-style-name="Standard" style:list-style-name="WWNum4">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2" style:family="paragraph" style:parent-style-name="Standard" style:list-style-name="WWNum4">
      <style:paragraph-properties fo:margin-left="0.4957in" fo:margin-right="0in" fo:margin-top="0in" fo:margin-bottom="0.139in" loext:contextual-spacing="false" fo:line-height="115%" fo:text-align="start" style:justify-single-word="false" fo:keep-together="auto" fo:orphans="2" fo:widows="2" fo:text-indent="-0.248in" style:auto-text-indent="false" fo:padding="0in" fo:border="none" fo:keep-with-next="auto"/>
    </style:style>
    <style:style style:name="T1" style:family="text">
      <style:text-properties fo:font-weight="bold" style:font-weight-asian="bold"/>
    </style:style>
    <style:style style:name="T2" style:family="text">
      <style:text-properties fo:font-variant="normal" fo:text-transform="none" fo:color="#000000" style:font-name="Helvetica Neue" fo:font-size="10.5pt" fo:font-style="normal" fo:font-weight="bold" style:font-name-asian="Helvetica Neue1" style:font-size-asian="10.5pt" style:font-style-asian="normal" style:font-weight-asian="bold" style:font-name-complex="Helvetica Neue1" style:font-size-complex="10.5pt"/>
    </style:style>
    <style:style style:name="T3"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5" style:family="text">
      <style:text-properties fo:font-style="italic" style:text-underline-style="none" style:font-style-asian="italic"/>
    </style:style>
    <style:style style:name="T6" style:family="text">
      <style:text-properties fo:font-style="italic" style:font-style-asian="italic"/>
    </style:style>
    <style:style style:name="T7" style:family="text">
      <style:text-properties style:text-underline-style="none"/>
    </style:style>
    <style:style style:name="T8"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le1" table:style-name="Table1">
        <table:table-column table:style-name="Table1.A"/>
        <table:table-column table:style-name="Table1.B"/>
        <table:table-row table:style-name="Table1.1">
          <table:table-cell table:style-name="Table1.A1" table:number-columns-spanned="2" office:value-type="string">
            <text:p text:style-name="Standard"><text:span text:style-name="T1">Software Lifecycle IM0303 Opdracht 1</text:span></text:p>
            <text:p text:style-name="P2">version: January 3, 2018</text:p>
          </table:table-cell>
          <table:covered-table-cell/>
        </table:table-row>
        <table:table-row table:style-name="Table1.2">
          <table:table-cell table:style-name="Table1.A2" office:value-type="string">
            <text:p text:style-name="P2">Student's name</text:p>
          </table:table-cell>
          <table:table-cell table:style-name="Table1.B2" office:value-type="string">
            <text:p text:style-name="P2"><text:span text:style-name="T1">Ivo Willemsen</text:span></text:p>
          </table:table-cell>
        </table:table-row>
        <table:table-row table:style-name="Table1.2">
          <table:table-cell table:style-name="Table1.A2" office:value-type="string">
            <text:p text:style-name="P2">Student number</text:p>
          </table:table-cell>
          <table:table-cell table:style-name="Table1.B3" office:value-type="string">
            <text:p text:style-name="P2"><text:bookmark text:name="_gjdgxs"/><text:span text:style-name="T2">851926289</text:span></text:p>
          </table:table-cell>
        </table:table-row>
        <table:table-row table:style-name="Table1.4">
          <table:table-cell table:style-name="Table1.A2" office:value-type="string">
            <text:p text:style-name="P2">Submission </text:p>
          </table:table-cell>
          <table:table-cell table:style-name="Table1.B4" office:value-type="string">
            <text:p text:style-name="P1">Submit this assignment by filling in this template document. The document has to be <text:span text:style-name="T1">submitted as a Word document</text:span> (.doc, .docx) in yOUlearn, and not in pdf or in Open Document format!</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4">Problem 1.1</text:p>
          </table:table-cell>
          <table:table-cell table:style-name="Table2.A1" office:value-type="string">
            <text:p text:style-name="P4">How will a spiral be started or, respectively, stopped if only the first three of the top-10 risk factors stated are taken into consideration?</text:p>
          </table:table-cell>
        </table:table-row>
        <table:table-row table:style-name="Table2.1">
          <table:table-cell table:style-name="Table2.A2" table:number-columns-spanned="2" office:value-type="string">
            <text:p text:style-name="P4"/>
            <text:p text:style-name="P4">The spiral will be started with a reduced set of risk factors that might result in a situation that the projects start off on the wrong foot: The first cycle, round 0 will start with a feasibility study and in the subsequent risk analysis phase within that first cycle, the shortened risk factors are being considered. Then a prototype will be developed based on that feasibility study and the risk analysis. If only the top 3 risk factors are being considered, that might result in a sub-optimal situation. One important side effect of the application of the software risk management plan that is suggested by Boehm, is that <text:span text:style-name="T5">during</text:span> the process, new risks can emerge. So initially, during round 0, only the top 3 risk factors are being considered, but in subsequent rounds, top risks 4 until 10 can be considered (This does not invalidate the question, as the question relates only to the starting of the spiral, it doesn’t say that top 4-10 risks cannot be used after starting the spiral), as they might be added as part of the risk management plan where additional risks might have surfaced. </text:p>
            <text:p text:style-name="P4"/>
            <text:p text:style-name="P4">Regarding the stopping of the spiral: Imagine that only the top 3 risk factors are being applied in round 0 during risk analysis. In that case, a risk factor in spot 4 is not being considered. Might risk factor in spot 4 have been considered, then the spiral might have been stopped if it was determined that the eventual MVP would not meet the established objectives. If the spiral was not stopped in the first round, then new risks might arise in the next cycle. Those additional risks might be a subset of top risks 4 to 10 (Again, this does not invalidate the question). So in subsequent cycles, the evaluation of continuing or stopping the spiral is not impacted anymore by the condition that was stated in the question.</text:p>
            <text:p text:style-name="P4"/>
            <text:p text:style-name="P4">The essence here is that the risk factors that are mentioned in the prioritized top 10 list of software risk items are not the holy grail: During the process, new risks might emerge that need to be considered in the next risk analysis assessment.</text:p>
            <text:p text:style-name="P4"/>
          </table:table-cell>
          <table:covered-table-cell/>
        </table:table-row>
        <table:table-row table:style-name="Table2.1">
          <table:table-cell table:style-name="Table2.A3" office:value-type="string">
            <text:p text:style-name="P4">Problem 1.2</text:p>
          </table:table-cell>
          <table:table-cell table:style-name="Table2.A3" office:value-type="string">
            <text:p text:style-name="P4">What are the similarities and differences between ‘agile’ methods and the spiral model?</text:p>
            <text:p text:style-name="P4"><text:span text:style-name="T6">Hint</text:span>: To what extent are McMahon's recommendations, on the one hand, based on (a lack of) <text:span text:style-name="T6">communication</text:span> and, on the other hand, on differences between the <text:span text:style-name="T6">methods</text:span> used?</text:p>
          </table:table-cell>
        </table:table-row>
        <table:table-row table:style-name="Table2.1">
          <table:table-cell table:style-name="Table2.A4" table:number-columns-spanned="2" office:value-type="string">
            <text:p text:style-name="P4"/>
            <text:p text:style-name="P4">The similarities between both approaches are that both approaches are incremental-based. Spiral focuses on producing prototypes in every cycle and evaluating risks and possibly changing course based on this analysis. Agile is also incremental-based, but focuses more on change. Changes can come from both internal and external sources with respect to the project, but Agile is mainly beneficial when reacting to changes in market conditions (competitors). Another similarity is that both approaches focus on workable software as a means of risk assessment and don’t produce a lot of upfront design and documentation.</text:p>
            <text:p text:style-name="P6"/>
            <text:p text:style-name="P4">With regards to the differences between both approaches, it can be observed that spiral is purely risk-driven and agile is purely change-driven. Change results in risk that needs to be assessed, so it could be argued that spiral is also in some sense change-driven, but in an indirect manner. Another difference is that spiral seems to be a process that is able to encapsulate both traditional (waterfall) and incremental approaches (evolutional, agile), whilst agile methodology surely does not embrace the waterfall approach. </text:p>
            <text:p text:style-name="P4"/>
            <text:p text:style-name="P4">What happened in the case study that was presented in the article is that there was a lack of communication between the customer, PrimeComp and SubComp. Also, PrimeComp, being the prime contractor, should have streamlined the SLC with SubComp. Traditional approaches (PrimeComp) and pure agile approaches (SubComp) don’t mix well and this was quite obviously an error that was made by PrimeComp. SubComp also made a capital error by assuming risk priorities which were not communicated beforehand with PrimeComp. All in all, PrimeComp should have dictated the approach to follow and get clearance on this from SubComp before having started the project. Yet, the customer made it clear that they were not interested in documentation and papers to assess intermediate results and risks, so the traditional approach that was chosen by PrimeComp was obviously not the right choice.</text:p>
            <text:p text:style-name="P4"/>
          </table:table-cell>
          <table:covered-table-cell/>
        </table:table-row>
        <table:table-row table:style-name="Table2.1">
          <table:table-cell table:style-name="Table2.A3" office:value-type="string">
            <text:p text:style-name="P4">Problem 1.3</text:p>
          </table:table-cell>
          <table:table-cell table:style-name="Table2.A3" office:value-type="string">
            <text:p text:style-name="P4">Under what conditions would you prefer to carry out a project using an ‘agile’ method and when would you prefer the waterfall approach?</text:p>
          </table:table-cell>
        </table:table-row>
        <table:table-row table:style-name="Table2.1">
          <table:table-cell table:style-name="Table2.A6" table:number-columns-spanned="2" office:value-type="string">
            <text:p text:style-name="P4"/>
            <text:p text:style-name="P4">The waterfall approach is advisable in situations where the initial requirements and environment are <text:span text:style-name="T5">known and not subject to change</text:span>. In that case, an upfront requirements analysis can be performed and subsequent steps in the SLC can be executed in a cascading manner. If you know upfront which resources and when you will need them, resource management can be a lot easier and cheaper, so in these cases, the waterfall method would be a good choice. Imagine that you are developing a system that will be part of a known environment, for a customer that you have had experience with before, working with a knowledgeable team that knows each other very well, using a technology that has been used before in that same setting, the waterfall approach would also be a suitable option, as “upfronting” would probably lead to very little wasted resources and minimal risks. In cases where the customer is only available for a certain moment of time and no involvement is possible after, a waterfall approach has a significant advantage over an agile approach, as with an agile approach constant customer interaction is needed throughout the whole project.</text:p>
            <text:p text:style-name="P4"/>
            <text:p text:style-name="P4">The biggest case for an agile approach are situations where the requirements are not known beforehand, where there is great trust between contractor and customer and where requirements might change throughout the course of the project. I’ve participated in projects where the customer hadn’t thought really well about the requirements of the system and just left the development team with the message “Just come up with something decent and I will give feedback on the progress”. It’s impossible that these kinds of customers can be handled with a traditional approach without impacting the organization and way of working of the customer. Another important aspect that is usually mentioned as an advantage of the agile approach over the traditional approach is time-to-market. If you are a startup and need to quickly react to the market, using non-complete and mostly low-quality prototypes as a means of catching requirements is the only solution to be able to be flexible and agile towards changing market conditions, competitors and other changing aspects that would exclude the usage of a traditional approach. An agile approach only works is the team is multi-functional. The last project I participated in, the tester was not only knowledgeable about testing, but also had a lot of subject matter experience and was up-to-date with basic programming techniques in order to pick up development “stories” in case not a lot testing work was available. Also, the term “Full Stack Developer” is something you hear quite a lot these days, meaning a developer who is comfortable with not only working in a certain area, like programming GUIs, but somebody who is knowledgeable about other areas like back-end programming and DevOps.</text:p>
            <text:p text:style-name="P4"/>
          </table:table-cell>
          <table:covered-table-cell/>
        </table:table-row>
        <table:table-row table:style-name="Table2.1">
          <table:table-cell table:style-name="Table2.A3" office:value-type="string">
            <text:p text:style-name="P4">Problem 1.4</text:p>
          </table:table-cell>
          <table:table-cell table:style-name="Table2.A3" office:value-type="string">
            <text:p text:style-name="P4">Why does Royce reject the most common method for transitioning to new techniques and technology, and what are his arguments for his own preference?</text:p>
          </table:table-cell>
        </table:table-row>
        <table:table-row table:style-name="Table2.1">
          <table:table-cell table:style-name="Table2.A8" table:number-columns-spanned="2" office:value-type="string">
            <text:p text:style-name="P4"/>
            <text:p text:style-name="P4">The article was written by the Vice President of IBM Software Services (Rational). At the time of writing, IBM was transitioning from a computer manufacturer business to a consultancy business. He clearly states in the introduction that IBM made a business out of “synthesizing the industry’s experience and packaging lessons learned into modern processes, methods, tools, and training”. So, in this article, he is indirectly promoting the services that are offered by his division. </text:p>
            <text:p text:style-name="P4"/>
            <text:p text:style-name="P4">To put things into context: “The most common methods for transitioning to new techniques” is basically represented by the companies that apply the iterative management approach. The “arguments for his own preference” is why the agile software delivery approach should be chosen (and the Rational suite of products)</text:p>
            <text:p text:style-name="P4"/>
            <text:p text:style-name="P4">Royce gives the following reasons why he rejects most common methods from transitioning to new software development approaches: </text:p>
            <text:list xml:id="list2553050967" text:style-name="WWNum5">
              <text:list-item>
                <text:p text:style-name="P7">He states that many organizations (that apply the iterative management approach) start with lots of energy applying iterative methods, putting their best “craftsmen” at work, but inventing the wheel over and over again. This results in custom developed architectures, rather than reused ones that cause these organization to fall back at the traditional waterfall model. Basically, he says that there is no standardization, knowledge sharing and reuse of existing assets, architectures and services</text:p>
              </text:list-item>
              <text:list-item>
                <text:p text:style-name="P7">He then continues to say that IBM was one of the pioneers of agile techniques and that they have studied these companies that tried to reinvent the wheel over and over again and that IBM has assembled best practices and they managed to “unite the agile consultants (small scale development camps) with the camps that embody a more economically driven governance (industrial strength software development camps)</text:p>
              </text:list-item>
              <text:list-item>
                <text:p text:style-name="P7">Royce explains that agile software delivery achieves more efficient iterations through team collaboration by integrating best practices and using a supportive platform (read “Rational”). This efficiency is then showcased and supported by presenting table 2 in the article. This claim is then further supported by exposing the top 10 principles of agile software delivery that, when applied, will provide more efficient iteration than the iterative management approach</text:p>
              </text:list-item>
            </text:list>
            <text:p text:style-name="P4"/>
            <text:p text:style-name="P4">My personal opinion is that this article is just a promotional effort by IBM to sell its services. In my opinion, it’s also not a academic article, that should not belong in the reader. Reading it caused a lot of frustration because of the bad grammar and punctuation errors.</text:p>
            <text:p text:style-name="P4"/>
          </table:table-cell>
          <table:covered-table-cell/>
        </table:table-row>
      </table:table>
      <text:p text:style-name="Standard"/>
      <text:p text:style-name="Standard"/>
      <table:table table:name="Table3" table:style-name="Table3">
        <table:table-column table:style-name="Table3.A"/>
        <table:table-column table:style-name="Table3.B"/>
        <table:table-row table:style-name="Table3.1">
          <table:table-cell table:style-name="Table3.A1" office:value-type="string">
            <text:p text:style-name="P4">Problem 2.1</text:p>
          </table:table-cell>
          <table:table-cell table:style-name="Table3.A1" office:value-type="string">
            <text:p text:style-name="P4">Try to think of various arguments why – after the first milestones of a project have not been achieved on time – adding additional manpower as the only measure will generally not prevent an ultimate failure.</text:p>
          </table:table-cell>
        </table:table-row>
        <table:table-row table:style-name="Table3.1">
          <table:table-cell table:style-name="Table3.A2" table:number-columns-spanned="2" office:value-type="string">
            <text:p text:style-name="P4"/>
            <text:p text:style-name="P4">This issue is described in the book “The Mythical Man-Month” by Brooks. </text:p>
            <text:p text:style-name="P4"/>
            <text:p text:style-name="P4">To summarize, adding extra manpower as a sole countermeasure to a late project, will probably not have the desired effect due to the following reasons:</text:p>
            <text:list xml:id="list217605437" text:style-name="WWNum2">
              <text:list-item>
                <text:p text:style-name="P8">New team members will have to get familiar with the code repository, the way of working, the build process, the testing methodology and other procedures that are part of the SLC. He/she will probably need assistance from a more senior team member who has been on the project for a longer time, so not only the person that is being onboarded will have to be invested in, but also time needs to be reserved to guide the new person</text:p>
              </text:list-item>
              <text:list-item>
                <text:p text:style-name="P8">The other reason can be partly deduced from the latter one: Onboarding extra people to the project will increase the total number of communication channels. In the worst case scenario, the communication will be a function of a complete graph (<text:a xlink:type="simple" xlink:href="https://en.wikipedia.org/wiki/Complete_graph" text:style-name="ListLabel_20_43" text:visited-style-name="ListLabel_20_43"><text:span text:style-name="T8">https://en.wikipedia.org/wiki/Complete_graph</text:span></text:a>). The total number of communication channels is n(n-1)/2. So adding an extra person to the project, worst case scenario, will lead to n extra communication channels</text:p>
              </text:list-item>
            </text:list>
            <text:p text:style-name="P4"/>
            <text:p text:style-name="P4">Of course, adding a very experienced person to the project who already has knowledge about the environment would probably be beneficial, because the ramp-up time for that person would be minimal, but in general, bringing on extra (especially inexperienced people) is not the correct solution to fast-track a project.</text:p>
            <text:p text:style-name="P4"/>
            <text:p text:style-name="P4">Two quotes from the book that apply to this situation:</text:p>
            <text:p text:style-name="P4"/>
            <text:p text:style-name="P4">“Men and months are interchangeable commodities only when a task can be partitioned among many workers with no communication among them. This is true of reaping wheat or picking cotton; it is not even approximately true of systems programming” (pg. 16).</text:p>
            <text:p text:style-name="P4"/>
            <text:p text:style-name="P4">“Since software construction is inherently a systems effort -- an exercise in complex interrelationships--communication effort is great, and it quickly dominates the decrease in individual task time brought about by partitioning. Adding more men lengthens, not shortens, the schedule” (pg. 19).</text:p>
            <text:p text:style-name="P4"/>
          </table:table-cell>
          <table:covered-table-cell/>
        </table:table-row>
        <table:table-row table:style-name="Table3.1">
          <table:table-cell table:style-name="Table3.A1" office:value-type="string">
            <text:p text:style-name="P4">Problem 2.2</text:p>
          </table:table-cell>
          <table:table-cell table:style-name="Table3.A1" office:value-type="string">
            <text:p text:style-name="P4">At the end of the article by Verner and Evanco (on page 97, following ‘Analysis of our survey...’), the writers present four questions. Try to answer these questions based on your own knowledge and experience.</text:p>
          </table:table-cell>
        </table:table-row>
        <table:table-row table:style-name="Table3.1">
          <table:table-cell table:style-name="Table3.A4" table:number-columns-spanned="2" office:value-type="string">
            <text:p text:style-name="P4"/>
            <text:p text:style-name="P4"><text:span text:style-name="T6">What kinds of pressures lead PMs to not only start projects with poor requirements but also complete them without really knowing what the requirements are?</text:span></text:p>
            <text:p text:style-name="P4">In organizations where the role “project manager” is still used and organizations where this role was used, are/were usually associated with traditional approaches, i.e. waterfall approaches, as agile approaches like Scrum usually divide the responsibilities of project manager over two different people: the product owner and the scrum master. In my experience, as half of my career spent in project characterized as traditionally approached projects and the other half as agile, I have the feeling that product owners and scrum masters are seen as being more part of the team, whereas project managers use to hang somewhere between the team and the upper management, kind of a lone-wolf. In these situations I always had the feeling that a project manager didn’t have much of a choice but start the project, even if requirements were not fully clear (for not losing face). In an agile setting, product owners and scrum masters are part of the team and the development team multi-functional, where development team members are actively involved in managing requirements, planning and risk (although the article mentions that involving developers in planning activities is in general not a good idea, which I don’t agree with, but I think this is more related to traditionally approached SLCs), so in that case, if there are doubts regarding the requirements, the whole team makes the decision to reject the project and work towards a situation where through requirements refinement, requirements are made clearer. </text:p>
            <text:p text:style-name="P4"/>
            <text:p text:style-name="P4"><text:span text:style-name="T6">How can PMs arrange to be part of estimation and scheduling, and how can they ensure that estimates are done with adequate requirements information? </text:span></text:p>
            <text:p text:style-name="P4">By applying a agile methodology where requirements are refined along the road. Starting from high-level <text:span text:style-name="T6">epics</text:span>, through mid-level <text:span text:style-name="T6">features</text:span> and low-level <text:span text:style-name="T6">stories</text:span>. Part of this questions has already been answered in the previous one. In my experience it comes down to feeling the responsibility as a team, <text:s/>not planning the whole project upfront, but applying an agile mindset.</text:p>
            <text:p text:style-name="P4"/>
            <text:p text:style-name="P4"><text:span text:style-name="T6">Why are risk planning and management so frequently ignored? </text:span></text:p>
            <text:p text:style-name="P4">This question is asked out of a traditionally managed SLC approach. In waterfall approaches, requirements engineering and planning were performed upfront, where basically risk management was done with the then available requirements and very little risk management was done after because of the inherent usage of the SLC approach. I think these days, risk is planned and management adequately by applying agile approaches. Per definition, agile approaches embrace risk.</text:p>
            <text:p text:style-name="P4"/>
            <text:p text:style-name="P4"><text:span text:style-name="T6">Why do so few organizations conduct postmortem reviews, and why don't they perform them consistently? </text:span></text:p>
            <text:p text:style-name="P4">A postmortem review is performed at the closing stages of a project. If you apply a traditional approach, the probability of not finishing the project as estimated, is quiet high, so the team will be involved with finishing activities that have a higher priority than those postmortem reviews. These days, as projects are sprint-based (Scrum), every sprint is closed by performing a sprint review and sprint retrospective session (the equivalent of a postmortem review), where the sprint is analyzed and “lessons learned” are being compiled to be part of a central repository.</text:p>
            <text:p text:style-name="P4"/>
            <text:p text:style-name="P4"/>
            <text:p text:style-name="P4"/>
            <text:p text:style-name="P4"/>
            <text:p text:style-name="P4"/>
            <text:p text:style-name="P4"/>
            <text:p text:style-name="P4"/>
          </table:table-cell>
          <table:covered-table-cell/>
        </table:table-row>
        <table:table-row table:style-name="Table3.1">
          <table:table-cell table:style-name="Table3.A1" office:value-type="string">
            <text:p text:style-name="P4">Problem 2.3</text:p>
          </table:table-cell>
          <table:table-cell table:style-name="Table3.A1" office:value-type="string">
            <text:p text:style-name="P4">Due to constantly accelerating technical developments, organizations (often large ones) are having more and more trouble managing long-term IT projects. This often means a necessary transition to evolutionary software development methods and other management methods. What does this mean for the recommendations in the article by Verner and Evanco?</text:p>
          </table:table-cell>
        </table:table-row>
        <table:table-row table:style-name="Table3.1">
          <table:table-cell table:style-name="Table3.A6" table:number-columns-spanned="2" office:value-type="string">
            <text:p text:style-name="P4"/>
            <text:p text:style-name="P4">The following recommendations can be distilled from the article by Verner and Evanco:</text:p>
            <text:list xml:id="list1369827517" text:style-name="WWNum1">
              <text:list-item>
                <text:p text:style-name="P9">(R1) PMs should go ahead with the project only if the requirements are sufficiently clear</text:p>
              </text:list-item>
              <text:list-item>
                <text:p text:style-name="P9">(R2) Business management should develop more engagement and appreciation regarding successful project management and needs better education regarding the importance of adequate requirements, systematic effort and schedule estimates</text:p>
              </text:list-item>
              <text:list-item>
                <text:p text:style-name="P9">(R3) PMs should be proactive in ensuring their participation in the estimation process rather than leaving it to someone else</text:p>
              </text:list-item>
              <text:list-item>
                <text:p text:style-name="P9">(R4) Risk should not only planned at the start of the project, but active risk management should be applied throughout the course of the project</text:p>
              </text:list-item>
              <text:list-item>
                <text:p text:style-name="P9">(R5) PMs should address more importance to postmortem reviews</text:p>
              </text:list-item>
            </text:list>
            <text:p text:style-name="P4"/>
            <text:p text:style-name="P4">When applying evolutionary software development methods:</text:p>
            <text:list xml:id="list488272225" text:style-name="WWNum3">
              <text:list-item>
                <text:p text:style-name="P10">R1 can be addressed in an iterative manner. The project can be started if high level requirements are clear and enough upper management buy-in has been received. The project can iteratively refine the requirements through for example focus group sessions</text:p>
              </text:list-item>
              <text:list-item>
                <text:p text:style-name="P10">R2 is a difficult one. In my experience, even when evolutionary software development methods, there is no guarantee that business/upper management is engaged in a more supporting manner. Applying agile methodology might change this though. In this case, business is represented in the form of the product owner and this person will be actively involved when estimating features and stories. A product owner will actively manage risk and prioritize functionality accordingly</text:p>
              </text:list-item>
              <text:list-item>
                <text:p text:style-name="P10">R3 can be tackled when applying an agile approach. As noted in the previous bullet. A product owner and a scrum master is involved when planning features and stories</text:p>
              </text:list-item>
              <text:list-item>
                <text:p text:style-name="P10">R4 is an easy one, as the goal of evolutionary software development methods is to actively monitor risk in an iterative way as the project evolves: These evolutionary methods embrace risk</text:p>
              </text:list-item>
              <text:list-item>
                <text:p text:style-name="P10">R5 is also addressed in a better way when applying evolutionary methods. For example, Scrum advocates regular sprint reviews and sprint retrospectives where the previous sprint is analyzed and lessons learned are compiled <text:s text:c="2"/></text:p>
              </text:list-item>
            </text:list>
            <text:p text:style-name="P6"/>
          </table:table-cell>
          <table:covered-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4">Problem 3.1</text:p>
          </table:table-cell>
          <table:table-cell table:style-name="Table5.A1" office:value-type="string">
            <text:p text:style-name="P4">‘The Scrum Guide’ states that Scrum is used to manage product development, but that it is not a process or technique for building products. What does this mean for software development?</text:p>
          </table:table-cell>
        </table:table-row>
        <table:table-row table:style-name="Table5.1">
          <table:table-cell table:style-name="Table5.A2" table:number-columns-spanned="2" office:value-type="string">
            <text:p text:style-name="P4"/>
            <text:p text:style-name="P4">Software is a type of product. So the same applies to software development as for product development. Scrum is not a process or technique for building software. As explained in the Scrum Guide, Scrum is a framework that can deploy various processes and techniques when developing software. Examples of processes and techniques for building software within an agile setting are for example: Extreme programming, peer programming, peer review, continuous integration, continuous delivery, business driven development, test driven development. When applying Scrum, the develop team is in the driver seat if it comes to deciding what processes and techniques will be used, it is NOT dictated by the framework Scrum.</text:p>
            <text:p text:style-name="P4"/>
          </table:table-cell>
          <table:covered-table-cell/>
        </table:table-row>
        <table:table-row table:style-name="Table5.1">
          <table:table-cell table:style-name="Table5.A1" office:value-type="string">
            <text:p text:style-name="P4">Problem 3.2</text:p>
          </table:table-cell>
          <table:table-cell table:style-name="Table5.A1" office:value-type="string">
            <text:p text:style-name="P4">In ‘Scrum Development Process’ (page 125, below Figure 4.), Schwaber states that ‘The closer the development team operates to the edge of chaos, while still maintaining order, the more competitive and useful the resulting system will be.’ What arguments can you present for this statement?</text:p>
          </table:table-cell>
        </table:table-row>
        <table:table-row table:style-name="Table5.1">
          <table:table-cell table:style-name="Table5.A4" table:number-columns-spanned="2" office:value-type="string">
            <text:p text:style-name="P4"/>
            <text:p text:style-name="P4">Let’s use a metaphor and consider a lion that is brought up in captivity and has turned into a domesticated animal. In the wild, a newborn lion is subject to environmental influences like predators, weather changes and social behaviour within the sault. It is raised <text:span text:style-name="T6">empirically</text:span> near to the edge of chaos, but the chaos is kept within range by natural forces. A domesticated lion has no notion of the edge of chaos, it has been raised as a <text:span text:style-name="T6">theoretical</text:span> animal and as such is not possible to adapt to the forces of chaos when released into the wild, and will therefore not survive when certain conditions do not favor the animal anymore.</text:p>
            <text:p text:style-name="P4"/>
            <text:p text:style-name="P4">The same is true for a development team and a project. If a traditional approach is applied, a development team is trained before the project starts, has a certain mindset. The project has been loaded with a predefined planning, a set of requirements that are set in stone and where there is no place for flexibility that is eventually needed when changes in the environment arise. The development team has been prepared in a theoretical manner and the project has been loaded with properties that were based on a theoretical paradigm where there is no space for change (chaos). <text:s/></text:p>
            <text:p text:style-name="P4"/>
            <text:p text:style-name="P4">Whereas, in case of a Scrum (empirical) approach, if a team operates to the edge of chaos, i.e. when it has the opportunity to react to changes in the environment and can change risk priorities, it can change course and decide to discard suboptimal prototypes, change processes, replace techniques and therefore be able to react to those changes in the environment and come to an optimal solution. This will result in products that are more competitive and useful, as changing competitors and use cases are taken into account. Darwin’s quote “survival of the fittest” can be projected onto the Scrum philosophy in that regard.</text:p>
            <text:p text:style-name="P4"/>
            <text:p text:style-name="P4"/>
            <text:p text:style-name="P4"/>
            <text:p text:style-name="P4"/>
            <text:p text:style-name="P4"/>
          </table:table-cell>
          <table:covered-table-cell/>
        </table:table-row>
        <table:table-row table:style-name="Table5.1">
          <table:table-cell table:style-name="Table5.A1" office:value-type="string">
            <text:p text:style-name="P4">Problem 3.3</text:p>
          </table:table-cell>
          <table:table-cell table:style-name="Table5.A1" office:value-type="string">
            <text:p text:style-name="P4">Schwaber has based the Scrum method on the finding that the software development process is ‘empirical’. How is this expressed in the method?</text:p>
          </table:table-cell>
        </table:table-row>
        <table:table-row table:style-name="Table5.1">
          <table:table-cell table:style-name="Table5.A6" table:number-columns-spanned="2" office:value-type="string">
            <text:p text:style-name="P4"/>
            <text:p text:style-name="P4">In order to answer the question, let’s look at the characteristics of empirical software modelling which are depicted in the table in Figure 10 on page 135:</text:p>
            <text:p text:style-name="P4"/>
            <table:table table:name="Table4" table:style-name="Table4">
              <table:table-column table:style-name="Table4.A"/>
              <table:table-column table:style-name="Table4.B"/>
              <table:table-row table:style-name="Table4.1">
                <table:table-cell table:style-name="Table4.A1" office:value-type="string">
                  <text:p text:style-name="P5">Characteristic</text:p>
                </table:table-cell>
                <table:table-cell table:style-name="Table4.A1" office:value-type="string">
                  <text:p text:style-name="P5">Elaboration</text:p>
                </table:table-cell>
              </table:table-row>
              <table:table-row table:style-name="Table4.1">
                <table:table-cell table:style-name="Table4.A2" office:value-type="string">
                  <text:p text:style-name="P5">Requires extensive measurements, because it relies entirely on <text:s/>experimentation for the model development</text:p>
                </table:table-cell>
                <table:table-cell table:style-name="Table4.B2" office:value-type="string">
                  <text:p text:style-name="P5">Scrum doesn’t do all the upfront work. So in order to be successful, it needs to react to changes in the environment. This can only be done if you aware that things have changed and thus measurements are required. Those measurements are also not preplanned. Based on observations and experimentations, measurement definitions can be added, deleted or changed</text:p>
                </table:table-cell>
              </table:table-row>
              <table:table-row table:style-name="Table4.1">
                <table:table-cell table:style-name="Table4.A3" office:value-type="string">
                  <text:p text:style-name="P5">Treats the process like a “black box”</text:p>
                </table:table-cell>
                <table:table-cell table:style-name="Table4.B3" office:value-type="string">
                  <text:p text:style-name="P5">Scrum doesn’t define the processes and techniques to be used. During <text:s/>the course of a project, new processes and techniques can be added, existing processes and techniques can be removed and existing can be changed. In order for something NOT to be treated as a black box, one needs to have upfront knowledge about the working of that process. Fact is that when a project is started according to the Scrum approach, not a lot of upfront work is done, so applying proof of contradiction, it can be concluded that Scrum treats processes like a black box </text:p>
                </table:table-cell>
              </table:table-row>
              <table:table-row table:style-name="Table4.1">
                <table:table-cell table:style-name="Table4.A4" office:value-type="string">
                  <text:p text:style-name="P5">Requires no detailed process knowledge; only that output data be obtainable in response to input changes</text:p>
                </table:table-cell>
                <table:table-cell table:style-name="Table4.B4" office:value-type="string">
                  <text:p text:style-name="P5">See the previous characteristic</text:p>
                </table:table-cell>
              </table:table-row>
              <table:table-row table:style-name="Table4.1">
                <table:table-cell table:style-name="Table4.A5" office:value-type="string">
                  <text:p text:style-name="P5">Quite often proves to be the only alternative for modeling the behavior of poorly understood and/or complex</text:p>
                  <text:p text:style-name="P5">processes</text:p>
                </table:table-cell>
                <table:table-cell table:style-name="Table4.B5" office:value-type="string">
                  <text:p text:style-name="P5">Poorly understood and/or complex processes are not clear by definition (supposing that the complex processes have not been understood yet). In order for those processes to be unravelled, Scrum allows for this by iteratively refining and analyzing functionalities according to discovered priorities and risks. A certain process is decomposed, where the separate parts are tackled in the sequence that is dictated by the priority and/or risk factors</text:p>
                </table:table-cell>
              </table:table-row>
              <table:table-row table:style-name="Table4.1">
                <table:table-cell table:style-name="Table4.A6" office:value-type="string">
                  <text:p text:style-name="P5">Requires special methods to produce nonlinear models</text:p>
                </table:table-cell>
                <table:table-cell table:style-name="Table4.B6" office:value-type="string">
                  <text:p text:style-name="P5">I am not sure what is meant by this</text:p>
                </table:table-cell>
              </table:table-row>
            </table:table>
            <text:p text:style-name="P4"/>
            <text:p text:style-name="P4"/>
            <text:p text:style-name="P4"/>
            <text:p text:style-name="P4"/>
            <text:p text:style-name="P4"/>
            <text:p text:style-name="P4"/>
          </table:table-cell>
          <table:covered-table-cell/>
        </table:table-row>
        <table:table-row table:style-name="Table5.1">
          <table:table-cell table:style-name="Table5.A1" office:value-type="string">
            <text:p text:style-name="P4">Problem 3.4</text:p>
          </table:table-cell>
          <table:table-cell table:style-name="Table5.A1" office:value-type="string">
            <text:p text:style-name="P4">Eloranta <text:span text:style-name="T6">et al.</text:span> state that ‘The […] observation from the result is that companies having more Scrum experience tend to use anti-patterns more.’ (page 144 in the Reader, page 508 of the article). They provide a possible explanation, but refer to further research. What do you think could be possible explanations?</text:p>
          </table:table-cell>
        </table:table-row>
        <table:table-row table:style-name="Table5.1">
          <table:table-cell table:style-name="Table5.A8" table:number-columns-spanned="2" office:value-type="string">
            <text:p text:style-name="P4"/>
            <text:p text:style-name="P4">One possible explanation could be that those companies started using Scrum, without performing reviews or self reflection. If you learn something and apply something the wrong way, without being audited, you are not aware of your errors, and deviate from the recommendations. </text:p>
            <text:p text:style-name="P4"/>
            <text:p text:style-name="P4">Another explanation could that the organization applied an anti-pattern and converted that anti-pattern into a standard. This is something that happened when I was working for a big bank that started using Scrum in 2010. The methodology was adopted by project manager who didn’t have a lot of experience in managing projects in an iterative approach. Although he was very enthusiastic, he failed to engage business and upper management in the process. As a result, the anti-pattern “Customer caused disruption” was applied. In my opinion, he should have started by engaging the business and upper management before implementing it in the development teams.</text:p>
            <text:p text:style-name="P4"/>
          </table:table-cell>
          <table:covered-table-cell/>
        </table:table-row>
      </table:table>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4">Problem 4.1</text:p>
          </table:table-cell>
          <table:table-cell table:style-name="Table6.A1" office:value-type="string">
            <text:p text:style-name="P4">Briefly state the characteristics of the five CMMI levels. Why does Level 1 not include any KPAs (Key Process Areas)?</text:p>
          </table:table-cell>
        </table:table-row>
        <table:table-row table:style-name="Table6.1">
          <table:table-cell table:style-name="Table6.A2" table:number-columns-spanned="2" office:value-type="string">
            <text:p text:style-name="P4"/>
          </table:table-cell>
          <table:covered-table-cell/>
        </table:table-row>
        <table:table-row table:style-name="Table6.1">
          <table:table-cell table:style-name="Table6.A1" office:value-type="string">
            <text:p text:style-name="P4">Problem 4.2</text:p>
          </table:table-cell>
          <table:table-cell table:style-name="Table6.A1" office:value-type="string">
            <text:p text:style-name="P5">Name the key success factors for achieving CMMI Level 4 by the company S3.</text:p>
          </table:table-cell>
        </table:table-row>
        <table:table-row table:style-name="Table6.1">
          <table:table-cell table:style-name="Table6.A4" table:number-columns-spanned="2" office:value-type="string">
            <text:p text:style-name="P4"/>
          </table:table-cell>
          <table:covered-table-cell/>
        </table:table-row>
        <table:table-row table:style-name="Table6.1">
          <table:table-cell table:style-name="Table6.A1" office:value-type="string">
            <text:p text:style-name="P4">Problem 4.3</text:p>
          </table:table-cell>
          <table:table-cell table:style-name="Table6.A1" office:value-type="string">
            <text:p text:style-name="P4">Describe the relationship between SPI Initiatives 9, 10 and 12 in the field of requirements management in Table 1 on page 38 of the article (or page 159 in the Reader) by Börjesson and Mathiassen, and explain why you think that the latter (12) is positioned as a ‘Highway initiative’ (in Figure 1, page 40 of the article or page 161 in the Reader).</text:p>
          </table:table-cell>
        </table:table-row>
        <table:table-row table:style-name="Table6.1">
          <table:table-cell table:style-name="Table6.A6" table:number-columns-spanned="2" office:value-type="string">
            <text:p text:style-name="P4"/>
          </table:table-cell>
          <table:covered-table-cell/>
        </table:table-row>
        <table:table-row table:style-name="Table6.1">
          <table:table-cell table:style-name="Table6.A1" office:value-type="string">
            <text:p text:style-name="P4">Problem 4.4</text:p>
          </table:table-cell>
          <table:table-cell table:style-name="Table6.A1" office:value-type="string">
            <text:p text:style-name="P4">According to Van Solingen, one of the methods for quantifying ‘invisible’ benefits of SPI is to ask managers what expenses would be justified to achieve the same or the desired result. </text:p>
            <text:list xml:id="list1325240330" text:style-name="WWNum4">
              <text:list-item>
                <text:p text:style-name="P11"><text:span text:style-name="T3">State your opinion about the reliability of this method.</text:span></text:p>
              </text:list-item>
              <text:list-item>
                <text:p text:style-name="P12"><text:span text:style-name="T3">Outline two clearly different scenarios for this. </text:span></text:p>
              </text:list-item>
            </text:list>
          </table:table-cell>
        </table:table-row>
        <table:table-row table:style-name="Table6.1">
          <table:table-cell table:style-name="Table6.A8" table:number-columns-spanned="2" office:value-type="string">
            <text:p text:style-name="P4"/>
          </table:table-cell>
          <table:covered-table-cell/>
        </table:table-row>
      </table:table>
      <text:p text:style-name="Standard"/>
      <table:table table:name="Table7" table:style-name="Table7">
        <table:table-column table:style-name="Table7.A"/>
        <table:table-column table:style-name="Table7.B"/>
        <table:table-row table:style-name="Table7.1">
          <table:table-cell table:style-name="Table7.A1" office:value-type="string">
            <text:p text:style-name="P4">Problem 5.1</text:p>
          </table:table-cell>
          <table:table-cell table:style-name="Table7.A1" office:value-type="string">
            <text:p text:style-name="P4">Briefly describe which crucial shifts in emphasis have occurred in the past when it comes to describing quality characteristics of software.</text:p>
          </table:table-cell>
        </table:table-row>
        <table:table-row table:style-name="Table7.1">
          <table:table-cell table:style-name="Table7.A2" table:number-columns-spanned="2" office:value-type="string">
            <text:p text:style-name="P4"/>
          </table:table-cell>
          <table:covered-table-cell/>
        </table:table-row>
        <table:table-row table:style-name="Table7.1">
          <table:table-cell table:style-name="Table7.A1" office:value-type="string">
            <text:p text:style-name="P4">Problem 5.2</text:p>
          </table:table-cell>
          <table:table-cell table:style-name="Table7.A1" office:value-type="string">
            <text:p text:style-name="P4">Certification is no guarantee of product quality. Describe what you think could be going on with a certified company that delivers poor value for money.</text:p>
          </table:table-cell>
        </table:table-row>
        <table:table-row table:style-name="Table7.1">
          <table:table-cell table:style-name="Table7.A4" table:number-columns-spanned="2" office:value-type="string">
            <text:p text:style-name="P4"/>
          </table:table-cell>
          <table:covered-table-cell/>
        </table:table-row>
        <table:table-row table:style-name="Table7.1">
          <table:table-cell table:style-name="Table7.A1" office:value-type="string">
            <text:p text:style-name="P4">Problem 5.3</text:p>
          </table:table-cell>
          <table:table-cell table:style-name="Table7.A1" office:value-type="string">
            <text:p text:style-name="P4">What is the added value of the existence of the SWEBOK for testing in an ‘agile’ development team? View the chapter on ‘Software testing’ on https://www.computer.org/web/swebok (you can find it also on the course site).</text:p>
          </table:table-cell>
        </table:table-row>
        <table:table-row table:style-name="Table7.1">
          <table:table-cell table:style-name="Table7.A6" table:number-columns-spanned="2" office:value-type="string">
            <text:p text:style-name="P4"/>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0.9839in" fo:margin-right="0.9839in" style:writing-mode="lr-tb" style:layout-grid-color="#c0c0c0" style:layout-grid-lines="2294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6" meta:paragraph-count="110" meta:word-count="4319" meta:character-count="26789" meta:non-whitespace-character-count="22574"/>
    <meta:generator>LibreOfficeDev/6.0.5.2$Linux_X86_64 LibreOffice_project/</meta:generator>
  </office:meta>
</office:document-meta>
</file>